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8673in" svg:y="1.2839in">
            <draw:object draw:notify-on-update-of-ranges="Sheet1.B3:Sheet1.B13 Sheet1.D3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48 CPR</text:p>
          </table:table-cell>
          <table:table-cell table:style-name="Default" office:value-type="float" office:value="34.014" calcext:value-type="float">
            <text:p>34.01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WM value</text:p>
          </table:table-cell>
          <table:table-cell table:style-name="Default" office:value-type="string" calcext:value-type="string">
            <text:p>VM</text:p>
          </table:table-cell>
          <table:table-cell office:value-type="string" calcext:value-type="string">
            <text:p>Freq Enc</text:p>
          </table:table-cell>
          <table:table-cell table:style-name="Default" office:value-type="string" calcext:value-type="string">
            <text:p>Vit moteur</text:p>
          </table:table-cell>
          <table:table-cell table:style-name="Default" office:value-type="string" calcext:value-type="string">
            <text:p>tour/sec</text:p>
          </table:table-cell>
          <table:table-cell table:style-name="Default" office:value-type="string" calcext:value-type="string">
            <text:p>rp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c/tou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/1023*14.4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D3]/12" office:value-type="float" office:value="0" calcext:value-type="float">
            <text:p>0.00</text:p>
          </table:table-cell>
          <table:table-cell table:formula="of:=[.E3]/34.014" office:value-type="float" office:value="0" calcext:value-type="float">
            <text:p>0.0</text:p>
          </table:table-cell>
          <table:table-cell table:formula="of:=[.F3]*60" office:value-type="float" office:value="0" calcext:value-type="float">
            <text:p>0.0</text:p>
          </table:table-cell>
          <table:table-cell table:formula="of:=1/[.H2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/1023*14.4" office:value-type="float" office:value="1.40762463343109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formula="of:=[.D4]/12" office:value-type="float" office:value="0" calcext:value-type="float">
            <text:p>0.00</text:p>
          </table:table-cell>
          <table:table-cell table:formula="of:=[.E4]/34.014" office:value-type="float" office:value="0" calcext:value-type="float">
            <text:p>0.0</text:p>
          </table:table-cell>
          <table:table-cell table:formula="of:=[.F4]*60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5]/1023*14.4" office:value-type="float" office:value="2.81524926686217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table:formula="of:=[.D5]/12" office:value-type="float" office:value="0" calcext:value-type="float">
            <text:p>0.00</text:p>
          </table:table-cell>
          <table:table-cell table:formula="of:=[.E5]/34.014" office:value-type="float" office:value="0" calcext:value-type="float">
            <text:p>0.0</text:p>
          </table:table-cell>
          <table:table-cell table:formula="of:=[.F5]*60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6]/1023*14.4" office:value-type="float" office:value="4.22287390029326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table:formula="of:=[.D6]/12" office:value-type="float" office:value="0" calcext:value-type="float">
            <text:p>0.00</text:p>
          </table:table-cell>
          <table:table-cell table:formula="of:=[.E6]/34.014" office:value-type="float" office:value="0" calcext:value-type="float">
            <text:p>0.0</text:p>
          </table:table-cell>
          <table:table-cell table:formula="of:=[.F6]*60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7]/1023*14.4" office:value-type="float" office:value="5.63049853372434" calcext:value-type="float">
            <text:p>5.63</text:p>
          </table:table-cell>
          <table:table-cell office:value-type="float" office:value="185" calcext:value-type="float">
            <text:p>185</text:p>
          </table:table-cell>
          <table:table-cell table:formula="of:=[.D7]/12" office:value-type="float" office:value="15.4166666666667" calcext:value-type="float">
            <text:p>15.42</text:p>
          </table:table-cell>
          <table:table-cell table:formula="of:=[.E7]/34.014" office:value-type="float" office:value="0.453244742360989" calcext:value-type="float">
            <text:p>0.5</text:p>
          </table:table-cell>
          <table:table-cell table:formula="of:=[.F7]*60" office:value-type="float" office:value="27.1946845416593" calcext:value-type="float">
            <text:p>27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8]/1023*14.4" office:value-type="float" office:value="7.03812316715543" calcext:value-type="float">
            <text:p>7.04</text:p>
          </table:table-cell>
          <table:table-cell office:value-type="float" office:value="670" calcext:value-type="float">
            <text:p>670</text:p>
          </table:table-cell>
          <table:table-cell table:formula="of:=[.D8]/12" office:value-type="float" office:value="55.8333333333333" calcext:value-type="float">
            <text:p>55.83</text:p>
          </table:table-cell>
          <table:table-cell table:formula="of:=[.E8]/34.014" office:value-type="float" office:value="1.64148095882088" calcext:value-type="float">
            <text:p>1.6</text:p>
          </table:table-cell>
          <table:table-cell table:formula="of:=[.F8]*60" office:value-type="float" office:value="98.4888575292527" calcext:value-type="float">
            <text:p>9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B9]/1023*14.4" office:value-type="float" office:value="8.44574780058651" calcext:value-type="float">
            <text:p>8.45</text:p>
          </table:table-cell>
          <table:table-cell office:value-type="float" office:value="1150" calcext:value-type="float">
            <text:p>1150</text:p>
          </table:table-cell>
          <table:table-cell table:formula="of:=[.D9]/12" office:value-type="float" office:value="95.8333333333333" calcext:value-type="float">
            <text:p>95.83</text:p>
          </table:table-cell>
          <table:table-cell table:formula="of:=[.E9]/34.014" office:value-type="float" office:value="2.81746731737912" calcext:value-type="float">
            <text:p>2.8</text:p>
          </table:table-cell>
          <table:table-cell table:formula="of:=[.F9]*60" office:value-type="float" office:value="169.048039042747" calcext:value-type="float">
            <text:p>169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B10]/1023*14.4" office:value-type="float" office:value="9.8533724340176" calcext:value-type="float">
            <text:p>9.85</text:p>
          </table:table-cell>
          <table:table-cell office:value-type="float" office:value="1600" calcext:value-type="float">
            <text:p>1600</text:p>
          </table:table-cell>
          <table:table-cell table:formula="of:=[.D10]/12" office:value-type="float" office:value="133.333333333333" calcext:value-type="float">
            <text:p>133.33</text:p>
          </table:table-cell>
          <table:table-cell table:formula="of:=[.E10]/34.014" office:value-type="float" office:value="3.91995452852747" calcext:value-type="float">
            <text:p>3.9</text:p>
          </table:table-cell>
          <table:table-cell table:formula="of:=[.F10]*60" office:value-type="float" office:value="235.197271711648" calcext:value-type="float">
            <text:p>235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B11]/1023*14.4" office:value-type="float" office:value="11.2609970674487" calcext:value-type="float">
            <text:p>11.26</text:p>
          </table:table-cell>
          <table:table-cell office:value-type="float" office:value="1980" calcext:value-type="float">
            <text:p>1980</text:p>
          </table:table-cell>
          <table:table-cell table:formula="of:=[.D11]/12" office:value-type="float" office:value="165" calcext:value-type="float">
            <text:p>165.00</text:p>
          </table:table-cell>
          <table:table-cell table:formula="of:=[.E11]/34.014" office:value-type="float" office:value="4.85094372905274" calcext:value-type="float">
            <text:p>4.9</text:p>
          </table:table-cell>
          <table:table-cell table:formula="of:=[.F11]*60" office:value-type="float" office:value="291.056623743165" calcext:value-type="float">
            <text:p>291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B12]/1023*14.4" office:value-type="float" office:value="12.6686217008798" calcext:value-type="float">
            <text:p>12.67</text:p>
          </table:table-cell>
          <table:table-cell office:value-type="float" office:value="2235" calcext:value-type="float">
            <text:p>2235</text:p>
          </table:table-cell>
          <table:table-cell table:formula="of:=[.D12]/12" office:value-type="float" office:value="186.25" calcext:value-type="float">
            <text:p>186.25</text:p>
          </table:table-cell>
          <table:table-cell table:formula="of:=[.E12]/34.014" office:value-type="float" office:value="5.47568648203681" calcext:value-type="float">
            <text:p>5.5</text:p>
          </table:table-cell>
          <table:table-cell table:formula="of:=[.F12]*60" office:value-type="float" office:value="328.541188922209" calcext:value-type="float">
            <text:p>32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13]/1023*14.4" office:value-type="float" office:value="14.0762463343109" calcext:value-type="float">
            <text:p>14.08</text:p>
          </table:table-cell>
          <table:table-cell office:value-type="float" office:value="2335" calcext:value-type="float">
            <text:p>2335</text:p>
          </table:table-cell>
          <table:table-cell table:formula="of:=[.D13]/12" office:value-type="float" office:value="194.583333333333" calcext:value-type="float">
            <text:p>194.58</text:p>
          </table:table-cell>
          <table:table-cell table:formula="of:=[.E13]/34.014" office:value-type="float" office:value="5.72068364006978" calcext:value-type="float">
            <text:p>5.7</text:p>
          </table:table-cell>
          <table:table-cell table:formula="of:=[.F13]*60" office:value-type="float" office:value="343.241018404186" calcext:value-type="float">
            <text:p>343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C19]/[.H19]" office:value-type="float" office:value="0.223142508691276" calcext:value-type="float">
            <text:p>0.223142508691276</text:p>
          </table:table-cell>
          <table:table-cell table:style-name="Default" table:formula="of:=[.C12]-[.C7]" office:value-type="float" office:value="7.03812316715542" calcext:value-type="float">
            <text:p>7.03812316715542</text:p>
          </table:table-cell>
          <table:table-cell/>
          <table:table-cell table:style-name="Default" table:number-columns-repeated="2"/>
          <table:table-cell table:style-name="Default" table:formula="of:=[.G12]-[.G7]" office:value-type="float" office:value="301.34650438055" calcext:value-type="float">
            <text:p>301.34650438055</text:p>
          </table:table-cell>
          <table:table-cell table:formula="of:=[.G19]*2*3.14/60" office:value-type="float" office:value="31.5409341251642" calcext:value-type="float">
            <text:p>31.54093412516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8:04:30.039026880</meta:creation-date>
    <meta:editing-duration>PT35M8S</meta:editing-duration>
    <meta:editing-cycles>3</meta:editing-cycles>
    <meta:generator>LibreOffice/7.3.6.2$Linux_X86_64 LibreOffice_project/30$Build-2</meta:generator>
    <dc:date>2022-11-27T09:01:04.396489459</dc:date>
    <meta:document-statistic meta:table-count="1" meta:cell-count="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3:Sheet1.B13 Sheet1.D3:Sheet1.D13" svg:x="0.209cm" svg:y="0.179cm" svg:width="12.507cm" svg:height="8.639cm">
          <chart:coordinate-region svg:x="1.201cm" svg:y="0.378cm" svg:width="11.14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3" chart:class="chart:scatter">
            <chart:domain table:cell-range-address="Sheet1.B3:Sheet1.B1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335">
                <text:p>2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